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1.38in"/>
    </style:style>
    <style:style style:name="TC2" style:family="table-column">
      <style:table-column-properties style:column-width="0.16in"/>
    </style:style>
    <style:style style:name="TC3" style:family="table-column">
      <style:table-column-properties style:column-width="1.22in"/>
    </style:style>
    <style:style style:name="TC4" style:family="table-column">
      <style:table-column-properties style:column-width="0.01in"/>
    </style:style>
    <style:style style:name="TC5" style:family="table-column">
      <style:table-column-properties style:column-width="1.2in"/>
    </style:style>
    <style:style style:name="TC6" style:family="table-column">
      <style:table-column-properties style:column-width="0.34in"/>
    </style:style>
    <style:style style:name="TC7" style:family="table-column">
      <style:table-column-properties style:column-width="0.2in"/>
    </style:style>
    <style:style style:name="TC8" style:family="table-column">
      <style:table-column-properties style:column-width="1.37in"/>
    </style:style>
    <style:style style:name="TC9" style:family="table-column">
      <style:table-column-properties style:column-width="0.19in"/>
    </style:style>
    <style:style style:name="TR0" style:family="table-row">
      <style:table-row-properties style:use-optimal-row-height="false" style:row-height="1.86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02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TR2" style:family="table-row">
      <style:table-row-properties style:use-optimal-row-height="false" style:row-height="0.25in"/>
    </style:style>
    <style:style style:name="TR3" style:family="table-row">
      <style:table-row-properties style:use-optimal-row-height="false" style:row-height="0.26in"/>
    </style:style>
    <style:style style:name="TR4" style:family="table-row">
      <style:table-row-properties style:use-optimal-row-height="false" style:row-height="0.27in"/>
    </style:style>
    <style:style style:name="TR5" style:family="table-row">
      <style:table-row-properties style:use-optimal-row-height="false" style:row-height="0.08in"/>
    </style:style>
    <style:style style:name="TR6" style:family="table-row">
      <style:table-row-properties style:use-optimal-row-height="false" style:row-height="0.19in"/>
    </style:style>
    <style:style style:name="TR7" style:family="table-row">
      <style:table-row-properties style:use-optimal-row-height="false" style:row-height="1.0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2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4">
</table:table-column>
        <table:table-column table:style-name="TC8">
</table:table-column>
        <table:table-column table:style-name="TC4">
</table:table-column>
        <table:table-column table:style-name="TC9">
</table:table-column>
        <table:table-column table:style-name="TC1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rows-spanned="2">
            <text:p text:style-name="P0"><text:bookmark text:name="JR_PAGE_ANCHOR_0_1"/><text:span text:style-name="T0">Codigo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rows-spanned="2">
            <text:p text:style-name="P0"><text:span text:style-name="T0">Marca</text:span></text:p>
          </table:table-cell>
          <table:table-cell table:style-name="C0"/>
        </table:table-row>
        <table:table-row table:style-name="TR2">
          <table:table-cell table:style-name="C0"/>
          <table:covered-table-cell/>
          <table:table-cell table:style-name="C0"/>
          <table:table-cell table:style-name="C1" table:number-columns-spanned="2" table:number-rows-spanned="2">
            <text:p text:style-name="P0"><text:span text:style-name="T0">Descrção</text:span></text:p>
          </table:table-cell>
          <table:covered-table-cell/>
          <table:table-cell table:style-name="C0"/>
          <table:table-cell table:style-name="C1" table:number-columns-spanned="2" table:number-rows-spanned="2">
            <text:p text:style-name="P0"><text:span text:style-name="T0">Quantidade no Estoque</text:span></text:p>
          </table:table-cell>
          <table:covered-table-cell/>
          <table:table-cell table:style-name="C0"/>
          <table:table-cell table:style-name="C1" table:number-columns-spanned="2" table:number-rows-spanned="2">
            <text:p text:style-name="P0"><text:span text:style-name="T0">Unidade</text:span></text:p>
          </table:table-cell>
          <table:covered-table-cell/>
          <table:table-cell table:style-name="C0"/>
          <table:table-cell table:style-name="C0"/>
          <table:covered-table-cell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covered-table-cell/>
          <table:covered-table-cell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0">Grupo</text:span></text:p>
          </table:table-cell>
          <table:table-cell table:style-name="C1" table:number-columns-spanned="2">
            <text:p text:style-name="P0"><text:span text:style-name="T0">Valor de custo</text:span></text:p>
          </table:table-cell>
          <table:covered-table-cell/>
          <table:table-cell table:style-name="C1" table:number-columns-spanned="3">
            <text:p text:style-name="P0"><text:span text:style-name="T0">Valor de venda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1" table:number-columns-spanned="2">
            <text:p text:style-name="P0"><text:span text:style-name="T0">lucro</text:span></text:p>
          </table:table-cell>
          <table:covered-table-cell/>
          <table:table-cell table:style-name="C0"/>
          <table:table-cell table:style-name="C1">
            <text:p text:style-name="P0"><text:span text:style-name="T0">Desconto</text:span></text:p>
          </table:table-cell>
          <table:table-cell table:style-name="C0"/>
        </table:table-row>
        <table:table-row table:style-name="TR5">
          <table:table-cell table:style-name="C0"/>
          <table:table-cell table:style-name="C1" table:number-rows-spanned="2">
            <text:p text:style-name="P0"><text:span text:style-name="T0">001</text:span></text:p>
          </table:table-cell>
          <table:table-cell table:style-name="C1" table:number-columns-spanned="2" table:number-rows-spanned="2">
            <text:p text:style-name="P0"><text:span text:style-name="T0">Camiseta </text:span></text:p>
          </table:table-cell>
          <table:covered-table-cell/>
          <table:table-cell table:style-name="C1" table:number-columns-spanned="3" table:number-rows-spanned="2">
            <text:p text:style-name="P0"><text:span text:style-name="T0">997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rows-spanned="2">
            <text:p text:style-name="P0"><text:span text:style-name="T0">Polo</text:span></text:p>
          </table:table-cell>
          <table:table-cell table:style-name="C0"/>
        </table:table-row>
        <table:table-row table:style-name="TR6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 table:number-rows-spanned="2">
            <text:p text:style-name="P0"><text:span text:style-name="T0">Unidade</text:span></text:p>
          </table:table-cell>
          <table:covered-table-cell/>
          <table:table-cell table:style-name="C0"/>
          <table:table-cell table:style-name="C0"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rows-spanned="2">
            <text:p text:style-name="P0"><text:span text:style-name="T0">CM</text:span></text:p>
          </table:table-cell>
          <table:table-cell table:style-name="C0"/>
          <table:table-cell table:style-name="C0"/>
          <table:table-cell table:style-name="C1" table:number-columns-spanned="3" table:number-rows-spanned="2">
            <text:p text:style-name="P0"><text:span text:style-name="T0">90.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covered-table-cell/>
          <table:table-cell table:style-name="C1" table:number-columns-spanned="2" table:number-rows-spanned="2">
            <text:p text:style-name="P0"><text:span text:style-name="T0">30.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 table:number-rows-spanned="2">
            <text:p text:style-name="P0"><text:span text:style-name="T0">300.0</text:span></text:p>
          </table:table-cell>
          <table:covered-table-cell/>
          <table:table-cell table:style-name="C0"/>
          <table:table-cell table:style-name="C0"/>
          <table:table-cell table:style-name="C1" table:number-rows-spanned="2">
            <text:p text:style-name="P0"><text:span text:style-name="T0">0.0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rows-spanned="2">
            <text:p text:style-name="P0"><text:span text:style-name="T0">002</text:span></text:p>
          </table:table-cell>
          <table:table-cell table:style-name="C1" table:number-columns-spanned="2" table:number-rows-spanned="2">
            <text:p text:style-name="P0"><text:span text:style-name="T0">Calça Feminina</text:span></text:p>
          </table:table-cell>
          <table:covered-table-cell/>
          <table:table-cell table:style-name="C1" table:number-columns-spanned="3" table:number-rows-spanned="2">
            <text:p text:style-name="P0"><text:span text:style-name="T0">999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rows-spanned="2">
            <text:p text:style-name="P0"><text:span text:style-name="T0">Infinidade</text:span></text:p>
          </table:table-cell>
          <table:table-cell table:style-name="C0"/>
        </table:table-row>
        <table:table-row table:style-name="TR6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 table:number-rows-spanned="2">
            <text:p text:style-name="P0"><text:span text:style-name="T0">Par</text:span></text:p>
          </table:table-cell>
          <table:covered-table-cell/>
          <table:table-cell table:style-name="C0"/>
          <table:table-cell table:style-name="C0"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rows-spanned="2">
            <text:p text:style-name="P0"><text:span text:style-name="T0">C#Fem</text:span></text:p>
          </table:table-cell>
          <table:table-cell table:style-name="C0"/>
          <table:table-cell table:style-name="C0"/>
          <table:table-cell table:style-name="C1" table:number-columns-spanned="3" table:number-rows-spanned="2">
            <text:p text:style-name="P0"><text:span text:style-name="T0">75.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covered-table-cell/>
          <table:table-cell table:style-name="C1" table:number-columns-spanned="2" table:number-rows-spanned="2">
            <text:p text:style-name="P0"><text:span text:style-name="T0">25.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 table:number-rows-spanned="2">
            <text:p text:style-name="P0"><text:span text:style-name="T0">300.0</text:span></text:p>
          </table:table-cell>
          <table:covered-table-cell/>
          <table:table-cell table:style-name="C0"/>
          <table:table-cell table:style-name="C0"/>
          <table:table-cell table:style-name="C1" table:number-rows-spanned="2">
            <text:p text:style-name="P0"><text:span text:style-name="T0">0.0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rows-spanned="2">
            <text:p text:style-name="P0"><text:span text:style-name="T0">003</text:span></text:p>
          </table:table-cell>
          <table:table-cell table:style-name="C1" table:number-columns-spanned="2" table:number-rows-spanned="2">
            <text:p text:style-name="P0"><text:span text:style-name="T0">Tênis Esportivo</text:span></text:p>
          </table:table-cell>
          <table:covered-table-cell/>
          <table:table-cell table:style-name="C1" table:number-columns-spanned="3" table:number-rows-spanned="2">
            <text:p text:style-name="P0"><text:span text:style-name="T0">999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rows-spanned="2">
            <text:p text:style-name="P0"><text:span text:style-name="T0">Mizuno</text:span></text:p>
          </table:table-cell>
          <table:table-cell table:style-name="C0"/>
        </table:table-row>
        <table:table-row table:style-name="TR6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 table:number-rows-spanned="2">
            <text:p text:style-name="P0"><text:span text:style-name="T0">Par</text:span></text:p>
          </table:table-cell>
          <table:covered-table-cell/>
          <table:table-cell table:style-name="C0"/>
          <table:table-cell table:style-name="C0"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1" table:number-rows-spanned="2">
            <text:p text:style-name="P0"><text:span text:style-name="T0">TenisE</text:span></text:p>
          </table:table-cell>
          <table:table-cell table:style-name="C0"/>
          <table:table-cell table:style-name="C0"/>
          <table:table-cell table:style-name="C1" table:number-columns-spanned="3" table:number-rows-spanned="2">
            <text:p text:style-name="P0"><text:span text:style-name="T0">100.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covered-table-cell/>
          <table:table-cell table:style-name="C1" table:number-columns-spanned="2" table:number-rows-spanned="2">
            <text:p text:style-name="P0"><text:span text:style-name="T0">20.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1" table:number-columns-spanned="2" table:number-rows-spanned="2">
            <text:p text:style-name="P0"><text:span text:style-name="T0">500.0</text:span></text:p>
          </table:table-cell>
          <table:covered-table-cell/>
          <table:table-cell table:style-name="C0"/>
          <table:table-cell table:style-name="C0"/>
          <table:table-cell table:style-name="C1" table:number-rows-spanned="2">
            <text:p text:style-name="P0"><text:span text:style-name="T0">0.0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